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</style:style>
    <style:style style:name="T365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73218874BR</text:p>
        </text:list-item>
        <text:list-item>
          <text:p text:style-name="P305">AK273111847BR</text:p>
        </text:list-item>
        <text:list-item>
          <text:p text:style-name="P306">AK273226796BR</text:p>
        </text:list-item>
        <text:list-item>
          <text:p text:style-name="P307">AK273076456BR</text:p>
        </text:list-item>
        <text:list-item>
          <text:p text:style-name="P308">AK272890514BR</text:p>
        </text:list-item>
        <text:list-item>
          <text:p text:style-name="P309">AK271780035BR</text:p>
        </text:list-item>
        <text:list-item>
          <text:p text:style-name="P310">AA229019689BR</text:p>
        </text:list-item>
        <text:list-item>
          <text:p text:style-name="P311">AK272584545BR</text:p>
        </text:list-item>
        <text:list-item>
          <text:p text:style-name="P312">AA228821046BR</text:p>
        </text:list-item>
        <text:list-item>
          <text:p text:style-name="P313">AK271843671BR</text:p>
        </text:list-item>
        <text:list-item>
          <text:p text:style-name="P314">AK269610165BR</text:p>
        </text:list-item>
        <text:list-item>
          <text:p text:style-name="P315">AA227261075BR</text:p>
        </text:list-item>
        <text:list-item>
          <text:p text:style-name="P316">AA226550116BR</text:p>
        </text:list-item>
        <text:list-item>
          <text:p text:style-name="P317">AK272092695BR</text:p>
        </text:list-item>
        <text:list-item>
          <text:p text:style-name="P318">AK272340891BR</text:p>
        </text:list-item>
        <text:list-item>
          <text:p text:style-name="P319">AK272822885BR</text:p>
        </text:list-item>
        <text:list-item>
          <text:p text:style-name="P320">AK272926616BR</text:p>
        </text:list-item>
        <text:list-item>
          <text:p text:style-name="P321">AA229084546BR</text:p>
        </text:list-item>
        <text:list-item>
          <text:p text:style-name="P322">AK273158950BR</text:p>
        </text:list-item>
        <text:list-item>
          <text:p text:style-name="P323">AA230291024BR</text:p>
        </text:list-item>
        <text:list-item>
          <text:p text:style-name="P324">AK272702882BR</text:p>
        </text:list-item>
        <text:list-item>
          <text:p text:style-name="P325">AK272879607BR</text:p>
        </text:list-item>
        <text:list-item>
          <text:p text:style-name="P326">AK273110237BR</text:p>
        </text:list-item>
        <text:list-item>
          <text:p text:style-name="P327">AK273110245BR</text:p>
        </text:list-item>
        <text:list-item>
          <text:p text:style-name="P328">AK272628467BR</text:p>
        </text:list-item>
        <text:list-item>
          <text:p text:style-name="P329">AK272820408BR</text:p>
        </text:list-item>
        <text:list-item>
          <text:p text:style-name="P330">AK272668228BR</text:p>
        </text:list-item>
        <text:list-item>
          <text:p text:style-name="P331">AA229766332BR</text:p>
        </text:list-item>
        <text:list-item>
          <text:p text:style-name="P332">AK272610832BR</text:p>
        </text:list-item>
        <text:list-item>
          <text:p text:style-name="P333">AK273123448BR</text:p>
        </text:list-item>
        <text:list-item>
          <text:p text:style-name="P334">AK272979168BR</text:p>
        </text:list-item>
        <text:list-item>
          <text:p text:style-name="P335">AK272975563BR</text:p>
        </text:list-item>
        <text:list-item>
          <text:p text:style-name="P336">AK269450265BR</text:p>
        </text:list-item>
        <text:list-item>
          <text:p text:style-name="P337">AK269259841BR</text:p>
        </text:list-item>
        <text:list-item>
          <text:p text:style-name="P338">AA226830646BR</text:p>
        </text:list-item>
        <text:list-item>
          <text:p text:style-name="P339">AK269800403BR</text:p>
        </text:list-item>
        <text:list-item>
          <text:p text:style-name="P340">AK273271044BR</text:p>
        </text:list-item>
        <text:list-item>
          <text:p text:style-name="P341">AK272667182BR</text:p>
        </text:list-item>
        <text:list-item>
          <text:p text:style-name="P342">AK273050034BR</text:p>
        </text:list-item>
        <text:list-item>
          <text:p text:style-name="P343">AA230102366BR</text:p>
        </text:list-item>
        <text:list-item>
          <text:p text:style-name="P344">AK272836592BR</text:p>
        </text:list-item>
        <text:list-item>
          <text:p text:style-name="P345">AK272746720BR</text:p>
        </text:list-item>
        <text:list-item>
          <text:p text:style-name="P346">AK272850373BR</text:p>
        </text:list-item>
        <text:list-item>
          <text:p text:style-name="P347">AK272920255BR</text:p>
        </text:list-item>
        <text:list-item>
          <text:p text:style-name="P348">AK272674268BR</text:p>
        </text:list-item>
        <text:list-item>
          <text:p text:style-name="P349">AK271394505BR</text:p>
        </text:list-item>
        <text:list-item>
          <text:p text:style-name="P350">AA229486567BR</text:p>
        </text:list-item>
        <text:list-item>
          <text:p text:style-name="P351">AA229411855BR</text:p>
        </text:list-item>
        <text:list-item>
          <text:p text:style-name="P352">AA229937434BR</text:p>
        </text:list-item>
        <text:list-item>
          <text:p text:style-name="P353">AK273307614BR</text:p>
        </text:list-item>
        <text:list-item>
          <text:p text:style-name="P354">AK273201573BR</text:p>
        </text:list-item>
        <text:list-item>
          <text:p text:style-name="P355">AK273141353BR</text:p>
        </text:list-item>
        <text:list-item>
          <text:p text:style-name="P356">AK273110047BR</text:p>
        </text:list-item>
        <text:list-item>
          <text:p text:style-name="P357">AK272935547BR</text:p>
        </text:list-item>
        <text:list-item>
          <text:p text:style-name="P358">AK273092105BR</text:p>
        </text:list-item>
        <text:list-item>
          <text:p text:style-name="P359">AK273041430BR</text:p>
        </text:list-item>
        <text:list-item>
          <text:p text:style-name="P360">AA229936907BR</text:p>
        </text:list-item>
        <text:list-item>
          <text:p text:style-name="P361">AK272821403BR</text:p>
        </text:list-item>
        <text:list-item>
          <text:p text:style-name="P362">AK273025216BR</text:p>
        </text:list-item>
        <text:list-item>
          <text:p text:style-name="P363">AK273084713BR</text:p>
        </text:list-item>
        <text:list-item>
          <text:p text:style-name="P364"><text:span text:style-name="T365">AK273610706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61<text:s/>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Agost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8-01T20:33:00Z</meta:creation-date>
    <dc:date>2024-08-01T20:33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33" meta:character-count="853" meta:row-count="6" meta:non-whitespace-character-count="721"/>
  </office:meta>
</office:document-meta>
</file>